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F7301D50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31cm, 3.671cm, 11.134cm, 1.988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329cm" svg:height="22.399cm" svg:x="0.892cm" svg:y="2.392cm">
          <draw:image xlink:href="Pictures/10000000000005E8000007E0F7301D5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13T11:50:08.047574730</dc:date>
    <meta:editing-duration>PT3M38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